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Footnote">
      <style:text-properties officeooo:paragraph-rsid="0f9ff6ff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Standard">
      <style:text-properties officeooo:paragraph-rsid="0fbc3d29"/>
    </style:style>
    <style:style style:name="P72" style:family="paragraph" style:parent-style-name="Standard">
      <style:text-properties officeooo:paragraph-rsid="0fc6bee0"/>
    </style:style>
    <style:style style:name="P73" style:family="paragraph" style:parent-style-name="Standard">
      <style:text-properties officeooo:paragraph-rsid="0fd6edde"/>
    </style:style>
    <style:style style:name="P74" style:family="paragraph" style:parent-style-name="Footnote">
      <style:text-properties officeooo:paragraph-rsid="0fe5d76c"/>
    </style:style>
    <style:style style:name="P75" style:family="paragraph" style:parent-style-name="Footnote">
      <style:text-properties officeooo:paragraph-rsid="0fec2fd1"/>
    </style:style>
    <style:style style:name="P76" style:family="paragraph" style:parent-style-name="Footnote">
      <style:text-properties officeooo:paragraph-rsid="0fed6741" fo:background-color="transparent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0f96de95"/>
    </style:style>
    <style:style style:name="T208" style:family="text">
      <style:text-properties fo:language="en" fo:country="GB" officeooo:rsid="0fed6741"/>
    </style:style>
    <style:style style:name="T209" style:family="text">
      <style:text-properties officeooo:rsid="0fad59bb"/>
    </style:style>
    <style:style style:name="T210" style:family="text">
      <style:text-properties officeooo:rsid="0faa7573"/>
    </style:style>
    <style:style style:name="T211" style:family="text">
      <style:text-properties style:font-name="Liberation Mono" fo:font-size="8pt" fo:language="en" fo:country="GB" style:font-size-asian="8pt" style:font-size-complex="8pt" loext:padding="0.049cm" loext:border="0.31pt solid #000000"/>
    </style:style>
    <style:style style:name="T21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2">Checklist for installing </text:span></text:span><text:span text:style-name="Strong_20_Emphasis"><text:span text:style-name="T92"><text:user-field-get text:name="Distro">Ubuntu</text:user-field-get></text:span></text:span><text:span text:style-name="Strong_20_Emphasis"><text:span text:style-name="T92"><text:s/></text:span></text:span><text:span text:style-name="Strong_20_Emphasis"><text:span text:style-name="T93"><text:user-field-get text:name="Version">22.04</text:user-field-get></text:span></text:span><text:span text:style-name="Strong_20_Emphasis"><text:span text:style-name="T93"><text:s/></text:span></text:span><text:span text:style-name="Strong_20_Emphasis"><text:span text:style-name="T98">LTS</text:span></text:span><text:span text:style-name="Strong_20_Emphasis"><text:span text:style-name="T94"><text:note text:id="ftn1" text:note-class="footnote"><text:note-citation>1</text:note-citation><text:note-body><text:p text:style-name="P66"><text:span text:style-name="T122">LTS stands for Long-Term Support, and this April </text:span><text:span text:style-name="Strong_20_Emphasis"><text:span text:style-name="T66"><text:user-field-get style:data-style-name="N0" text:name="Releaseyear">2022</text:user-field-get></text:span></text:span><text:span text:style-name="T124"><text:s/></text:span><text:span text:style-name="Strong_20_Emphasis"><text:span text:style-name="T127"><text:user-field-get text:name="Distro">Ubuntu</text:user-field-get></text:span></text:span><text:span text:style-name="T123"><text:s/></text:span><text:span text:style-name="T128"><text:user-field-get text:name="Version">22.04</text:user-field-get></text:span><text:span text:style-name="T128"><text:s/></text:span><text:span text:style-name="T130">LTS</text:span><text:span text:style-name="T128"> </text:span><text:span text:style-name="Strong_20_Emphasis"><text:span text:style-name="T129"><text:user-field-get text:name="Edition">Server</text:user-field-get></text:span></text:span><text:span text:style-name="T122"><text:s/>(codenamed </text:span><text:span text:style-name="T126">j</text:span><text:span text:style-name="T122">ammy) will be </text:span><text:span text:style-name="T125">supported</text:span><text:span text:style-name="T122"> for five years until April 2027.</text:span></text:p></text:note-body></text:note></text:span></text:span><text:span text:style-name="Strong_20_Emphasis"><text:span text:style-name="T95"> </text:span></text:span><text:span text:style-name="Strong_20_Emphasis"><text:span text:style-name="T96"><text:user-field-get text:name="Edition">Server</text:user-field-get></text:span></text:span><text:span text:style-name="Strong_20_Emphasis"><text:span text:style-name="T97">.</text:span></text:span></text:p>
      <text:p text:style-name="P16"/>
      <text:p text:style-name="P7"><text:span text:style-name="T108">Fill in the </text:span><text:span text:style-name="Strong_20_Emphasis"><text:span text:style-name="T64"><text:s/></text:span></text:span><text:span text:style-name="Strong_20_Emphasis"><text:span text:style-name="T40">text box</text:span></text:span><text:span text:style-name="T108"> behind the </text:span><text:span text:style-name="T116">underlined</text:span><text:span text:style-name="T109"> </text:span><text:span text:style-name="T108">words, see [explanation]:</text:span></text:p>
      <text:p text:style-name="P5"><text:span text:style-name="Definition"><text:span text:style-name="T205">user</text:span></text:span><text:span text:style-name="T159"><text:tab/><text:tab/></text:span><text:span text:style-name="T169"> <text:tab/><text:tab/><text:tab/></text:span><text:span text:style-name="T160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160"><text:tab/></text:span><text:span text:style-name="T161">[</text:span><text:span text:style-name="T162">full </text:span><text:span text:style-name="T170">na</text:span><text:span text:style-name="T172">me,</text:span><text:span text:style-name="T170"> </text:span><text:span text:style-name="T172">e.g.</text:span><text:span text:style-name="T170"> </text:span><text:span text:style-name="T171">J</text:span><text:span text:style-name="T176">a</text:span><text:span text:style-name="T171">n </text:span><text:span text:style-name="T176">Jansen</text:span><text:span text:style-name="T177">]</text:span></text:p>
      <text:p text:style-name="P50"><text:span text:style-name="Definition"><text:span text:style-name="T175">USER</text:span></text:span><text:span text:style-name="Definition"><text:span text:style-name="T204">na</text:span></text:span><text:span text:style-name="Definition"><text:span text:style-name="T206">me</text:span></text:span><text:span text:style-name="T174"><text:tab/><text:tab/><text:tab/></text:span><text:span text:style-name="T174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174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3">j</text:span><text:span text:style-name="T104">a</text:span><text:span text:style-name="T103">n</text:span><text:span text:style-name="T105">]</text:span></text:p>
      <text:p text:style-name="P4"><text:span text:style-name="Definition"><text:span text:style-name="T207">serv</text:span></text:span><text:span text:style-name="Definition"><text:span text:style-name="T204">ERNA</text:span></text:span><text:span text:style-name="Definition"><text:span text:style-name="T206">me</text:span></text:span><text:span text:style-name="T178"><text:tab/><text:tab/></text:span><text:span text:style-name="T204"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/text:span><text:span text:style-name="T204"><text:tab/></text:span><text:span text:style-name="T179">[</text:span><text:span text:style-name="T180">na</text:span><text:span text:style-name="T184">me of the</text:span><text:span text:style-name="T180"> </text:span><text:span text:style-name="T185">server</text:span><text:span text:style-name="T181">, </text:span><text:span text:style-name="T184">e.g.</text:span><text:span text:style-name="T182"> </text:span><text:span text:style-name="T185">sv</text:span><text:span text:style-name="T183">02</text:span><text:span text:style-name="T179">]</text:span></text:p>
      <text:p text:style-name="P9"><text:span text:style-name="Definition"><text:span text:style-name="T187">USER</text:span></text:span><text:span text:style-name="T186"><text:tab/><text:tab/></text:span><text:span text:style-name="T169"> <text:tab/><text:tab/><text:tab/></text:span><text:span text:style-name="T160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160"><text:tab/></text:span><text:span text:style-name="T161">[</text:span><text:span text:style-name="T163">full </text:span><text:span text:style-name="T164">na</text:span><text:span text:style-name="T165">me</text:span><text:span text:style-name="T164"> possibly </text:span><text:span text:style-name="T166">addit</text:span><text:span text:style-name="T168">i</text:span><text:span text:style-name="T166">onal </text:span><text:span text:style-name="T167">user</text:span><text:span text:style-name="T173">]</text:span></text:p>
      <text:p text:style-name="P71"><text:span text:style-name="Definition"><text:span text:style-name="T187">USERN</text:span></text:span><text:span text:style-name="Definition"><text:span text:style-name="T188">a</text:span></text:span><text:span text:style-name="Definition"><text:span text:style-name="T189">me</text:span></text:span><text:span text:style-name="Definition"><text:span text:style-name="T193"><text:tab/><text:tab/><text:tab/></text:span></text:span><text:span text:style-name="T174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174"><text:tab/></text:span><text:span text:style-name="T191">[</text:span><text:span text:style-name="T192">user</text:span><text:span text:style-name="T190"> </text:span><text:span text:style-name="T195">na</text:span><text:span text:style-name="T196">me</text:span><text:span text:style-name="T195"> possibly </text:span><text:span text:style-name="T197">addit</text:span><text:span text:style-name="T199">i</text:span><text:span text:style-name="T197">onal </text:span><text:span text:style-name="T198">user</text:span><text:span text:style-name="T194">]</text:span></text:p>
      <text:p text:style-name="P6"><text:span text:style-name="T106">Replace the </text:span><text:span text:style-name="T115">underlined</text:span><text:span text:style-name="T106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6">.</text:span></text:p>
      <text:p text:style-name="P37"/>
      <text:p text:style-name="P37"/>
      <text:p text:style-name="P8"><text:span text:style-name="T113">New installation?</text:span><text:span text:style-name="T107"><text:tab/></text:span><text:span text:style-name="T111"></text:span><text:span text:style-name="T112"><text:tab/>Start at chapter</text:span><text:span text:style-name="T107"> </text:span><text:span text:style-name="T113"><text:bookmark-ref text:reference-format="page" text:ref-name="__RefNumPara__4009_1271708128">2</text:bookmark-ref></text:span><text:span text:style-name="T107"><text:s text:c="2"/></text:span><text:span text:style-name="T114"><text:bookmark-ref text:reference-format="text" text:ref-name="__RefNumPara__4009_1271708128">Perform installation</text:bookmark-ref></text:span><text:span text:style-name="T110">.</text:span></text:p>
      <text:p text:style-name="P22"/>
      <text:p text:style-name="P22"/>
      <text:list xml:id="list30617079" text:style-name="L1">
        <text:list-item>
          <text:p text:style-name="P79"><text:bookmark-start text:name="__RefNumPara__4083_1271708128"/>Prepar<text:span text:style-name="T209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67">Login any additional </text:span></text:span><text:span text:style-name="Definition"><text:span text:style-name="T203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7"><text:span text:style-name="T13">Type </text:span><text:span text:style-name="Strong_20_Emphasis"><text:span text:style-name="T65">'</text:span></text:span><text:span text:style-name="User_20_Entry"><text:span text:style-name="T84">wget karelzimmer.nl/</text:span></text:span><text:span text:style-name="User_20_Entry"><text:span text:style-name="T85">kz</text:span></text:span><text:span text:style-name="Strong_20_Emphasis"><text:span text:style-name="T65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2"><text:span text:style-name="T13">Type </text:span><text:span text:style-name="Strong_20_Emphasis"><text:span text:style-name="T65">'</text:span></text:span><text:span text:style-name="User_20_Entry"><text:span text:style-name="T86">bash kz</text:span></text:span><text:span text:style-name="Strong_20_Emphasis"><text:span text:style-name="T65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6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12"/>
      <text:list xml:id="list132255732885418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7">Boot the computer from</text:span><text:span text:style-name="T121"><text:note text:id="ftn4" text:note-class="footnote"><text:note-citation>1</text:note-citation><text:note-body><text:p text:style-name="P76"><text:span text:style-name="T80">Boot menu/Setup via one of the </text:span><text:span text:style-name="T81">f</text:span><text:span text:style-name="T80">requently used keys:</text:span><text:span text:style-name="T204"> </text:span><text:span text:style-name="T212">Esc</text:span><text:span text:style-name="T204">, </text:span><text:span text:style-name="T212">Delete</text:span><text:span text:style-name="T204">, </text:span><text:span text:style-name="T212">F1</text:span><text:span text:style-name="T204">, </text:span><text:span text:style-name="T212">F2</text:span><text:span text:style-name="T204">, </text:span><text:span text:style-name="T212">F9</text:span><text:span text:style-name="T204">, </text:span><text:span text:style-name="T212">F10</text:span><text:span text:style-name="T204">, </text:span><text:span text:style-name="T212">F11</text:span><text:span text:style-name="T204">, </text:span><text:span text:style-name="T208">or </text:span><text:span text:style-name="T212">F12</text:span><text:span text:style-name="T204">.</text:span></text:p></text:note-body></text:note></text:span><text:span text:style-name="T117"> an</text:span><text:span text:style-name="T119"> </text:span><text:span text:style-name="Strong_20_Emphasis"><text:span text:style-name="T101"><text:user-field-get text:name="Distro">Ubuntu</text:user-field-get></text:span></text:span><text:span text:style-name="T120"><text:s/></text:span><text:span text:style-name="T102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8"><text:span text:style-name="T16">From a Live USB stick you can boot and work with 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T16">without modifying any files on the hard drive and also allows installation of </text:span><text:span text:style-name="Strong_20_Emphasis"><text:span text:style-name="T127"><text:user-field-get text:name="Distro">Ubuntu</text:user-field-get></text:span></text:span><text:span text:style-name="Strong_20_Emphasis"><text:span text:style-name="T127">.</text:span></text:span></text:p></text:note-body></text:note></text:span><text:span text:style-name="T117"> USB stick</text:span><text:span text:style-name="T60"><text:note text:id="ftn6" text:note-class="footnote"><text:note-citation>3</text:note-citation><text:note-body><text:p text:style-name="P75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0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4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6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39">At</text:span><text:span text:style-name="T138"> </text:span><text:span text:style-name="Strong_20_Emphasis"><text:span text:style-name="T142">Profile setup</text:span></text:span><text:span text:style-name="Strong_20_Emphasis"><text:span text:style-name="T136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8"><text:span text:style-name="T147">Enter</text:span><text:span text:style-name="T143"> </text:span><text:span text:style-name="Strong_20_Emphasis"><text:span text:style-name="T142">Your</text:span></text:span><text:span text:style-name="Strong_20_Emphasis"><text:span text:style-name="T144"> n</text:span></text:span><text:span text:style-name="Strong_20_Emphasis"><text:span text:style-name="T145">a</text:span></text:span><text:span text:style-name="Strong_20_Emphasis"><text:span text:style-name="T142">me</text:span></text:span><text:span text:style-name="Strong_20_Emphasis"><text:span text:style-name="T149"> </text:span></text:span><text:span text:style-name="Definition"><text:span text:style-name="T4">user</text:span></text:span><text:span text:style-name="Strong_20_Emphasis"><text:span text:style-name="T150">, <text:line-break/></text:span></text:span><text:span text:style-name="Strong_20_Emphasis"><text:span text:style-name="T142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9">,<text:line-break/></text:span></text:span><text:span text:style-name="Strong_20_Emphasis"><text:span text:style-name="T146">Pick a username</text:span></text:span><text:span text:style-name="Strong_20_Emphasis"><text:span text:style-name="T149"> </text:span></text:span><text:span text:style-name="Definition"><text:span text:style-name="T4">username</text:span></text:span><text:span text:style-name="Strong_20_Emphasis"><text:span text:style-name="T149">, </text:span></text:span><text:span text:style-name="Strong_20_Emphasis"><text:span text:style-name="T151">and</text:span></text:span><text:span text:style-name="Strong_20_Emphasis"><text:span text:style-name="T149"><text:line-break/></text:span></text:span><text:span text:style-name="Strong_20_Emphasis"><text:span text:style-name="T137">enter a </text:span></text:span><text:span text:style-name="Strong_20_Emphasis"><text:span text:style-name="T140">password</text:span></text:span><text:span text:style-name="Strong_20_Emphasis"><text:span text:style-name="T137"> twice</text:span></text:span><text:span text:style-name="Strong_20_Emphasis"><text:span text:style-name="T148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132256851466737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6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4" office:value-type="string">
            <text:p text:style-name="P67"><text:span text:style-name="T13">Type </text:span><text:span text:style-name="Strong_20_Emphasis"><text:span text:style-name="T65">'</text:span></text:span><text:span text:style-name="User_20_Entry"><text:span text:style-name="T84">wget karelzimmer.nl/</text:span></text:span><text:span text:style-name="User_20_Entry"><text:span text:style-name="T85">kz</text:span></text:span><text:span text:style-name="Strong_20_Emphasis"><text:span text:style-name="T65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2"><text:span text:style-name="T13">Type </text:span><text:span text:style-name="Strong_20_Emphasis"><text:span text:style-name="T65">'</text:span></text:span><text:span text:style-name="User_20_Entry"><text:span text:style-name="T86">bash kz</text:span></text:span><text:span text:style-name="Strong_20_Emphasis"><text:span text:style-name="T65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9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6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32256644274780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1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6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6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202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4">End of checklist,</text:span><text:span text:style-name="T135"> </text:span><text:span text:style-name="Strong_20_Emphasis"><text:span text:style-name="T99"><text:user-field-get text:name="Distro">Ubuntu</text:user-field-get></text:span></text:span><text:span text:style-name="T133"><text:s/></text:span><text:span text:style-name="T131"><text:user-field-get text:name="Version">22.04</text:user-field-get></text:span><text:span text:style-name="T131"><text:s/></text:span><text:span text:style-name="T132">LTS</text:span><text:span text:style-name="Strong_20_Emphasis"><text:span text:style-name="T100"> </text:span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4">installation is complete.</text:span></text:p>
      <text:p text:style-name="P15"/>
      <text:p text:style-name="P10"><text:span text:style-name="Emphasis"><text:span text:style-name="T156">Written</text:span></text:span><text:span text:style-name="Emphasis"><text:span text:style-name="T154"> </text:span></text:span><text:span text:style-name="Emphasis"><text:span text:style-name="T156">by</text:span></text:span><text:span text:style-name="Emphasis"><text:span text:style-name="T15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5">Karel Zimmer</text:span></text:span></text:a><text:span text:style-name="Emphasis"><text:span text:style-name="T154">, </text:span></text:span><text:a xlink:type="simple" xlink:href="https://creativecommons.org/publicdomain/zero/1.0" text:style-name="Internet_20_link" text:visited-style-name="Visited_20_Internet_20_Link"><text:span text:style-name="Emphasis"><text:span text:style-name="T157">CC0 1.0 Universal</text:span></text:span></text:a><text:span text:style-name="Emphasis"><text:span text:style-name="T154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3-05-13T10:11:41.587769854" text:fixed="true">2023</text:date></text:span></text:span><text:span text:style-name="Emphasis"><text:span text:style-name="T1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1-10T13:22:55.197192630">10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10T13:22:55.076784385</dc:date>
    <meta:keyword>Installatie</meta:keyword>
    <meta:keyword>Checklist</meta:keyword>
    <meta:keyword>Linux</meta:keyword>
    <meta:editing-cycles>6830</meta:editing-cycles>
    <meta:editing-duration>P11DT23H13M49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01" meta:character-count="2554" meta:non-whitespace-character-count="2180"/>
    <meta:user-defined meta:name="Info 1"/>
    <meta:user-defined meta:name="Info 2"/>
    <meta:user-defined meta:name="Info 3"/>
    <meta:user-defined meta:name="Info 4"/>
  </office:meta>
</office:document-meta>
</file>